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5611in" table:align="left"/>
    </style:style>
    <style:style style:name="Table1.A" style:family="table-column">
      <style:table-column-properties style:column-width="6.1903in"/>
    </style:style>
    <style:style style:name="Table1.B" style:family="table-column">
      <style:table-column-properties style:column-width="3.370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569in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87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6986" officeooo:paragraph-rsid="00340f00"/>
    </style:style>
    <style:style style:name="P2" style:family="paragraph" style:parent-style-name="Table_20_Contents">
      <style:text-properties fo:font-size="10pt" officeooo:rsid="001ec882" officeooo:paragraph-rsid="00340f00" style:font-size-asian="10pt" style:font-size-complex="10pt"/>
    </style:style>
    <style:style style:name="P3" style:family="paragraph" style:parent-style-name="Table_20_Contents">
      <style:text-properties fo:font-size="10pt" officeooo:rsid="0057da07" officeooo:paragraph-rsid="0057da07" fo:background-color="#ffff0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font-weight="normal" officeooo:rsid="0047d5e2" officeooo:paragraph-rsid="0047d5e2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0pt" fo:font-weight="normal" officeooo:rsid="004a6716" officeooo:paragraph-rsid="004a6716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0pt" fo:font-weight="normal" officeooo:rsid="01c11dca" officeooo:paragraph-rsid="00340f00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fo:font-size="10pt" officeooo:rsid="004a1673" officeooo:paragraph-rsid="004a1673" style:font-size-asian="10pt" style:font-size-complex="10pt"/>
    </style:style>
    <style:style style:name="P8" style:family="paragraph" style:parent-style-name="Table_20_Contents">
      <style:text-properties fo:font-size="10pt" officeooo:rsid="00216986" officeooo:paragraph-rsid="00340f00" style:font-size-asian="10pt" style:font-size-complex="10pt"/>
    </style:style>
    <style:style style:name="P9" style:family="paragraph" style:parent-style-name="Table_20_Contents">
      <style:text-properties fo:font-size="10pt" officeooo:rsid="0051d56f" officeooo:paragraph-rsid="0051d56f" fo:background-color="#ffff99" style:font-size-asian="10pt" style:font-size-complex="10pt"/>
    </style:style>
    <style:style style:name="P10" style:family="paragraph" style:parent-style-name="Table_20_Contents">
      <style:text-properties style:font-name="Liberation Serif" fo:font-size="10pt" officeooo:rsid="00369ae3" officeooo:paragraph-rsid="004a6716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rsid="00369ae3" officeooo:paragraph-rsid="00340f00" style:font-size-asian="10pt" style:font-size-complex="10pt"/>
    </style:style>
    <style:style style:name="P12" style:family="paragraph" style:parent-style-name="Table_20_Contents">
      <style:text-properties style:font-name="Liberation Serif" fo:font-size="10pt" officeooo:rsid="00216986" officeooo:paragraph-rsid="00387e1f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582697" officeooo:paragraph-rsid="00369ae3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582697" officeooo:paragraph-rsid="00582697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4a6716" officeooo:paragraph-rsid="004a6716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39ad3c" officeooo:paragraph-rsid="0039ad3c" fo:background-color="transparent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369ae3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9e4bb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a6716" officeooo:paragraph-rsid="004a6716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69ae3" officeooo:paragraph-rsid="00369ae3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9e4bb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51fc5" officeooo:paragraph-rsid="00451fc5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9pt" officeooo:paragraph-rsid="00582697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9pt" officeooo:paragraph-rsid="0057da07" style:font-size-asian="9pt" style:font-size-complex="9pt"/>
    </style:style>
    <style:style style:name="P26" style:family="paragraph" style:parent-style-name="Table_20_Contents">
      <style:text-properties style:font-name="Liberation Serif" fo:font-size="9pt" officeooo:rsid="00216986" officeooo:paragraph-rsid="00369ae3" style:font-size-asian="9pt" style:font-size-complex="9pt"/>
    </style:style>
    <style:style style:name="P27" style:family="paragraph" style:parent-style-name="Table_20_Contents">
      <style:text-properties style:font-name="Liberation Serif" fo:font-size="9pt" officeooo:rsid="00216986" officeooo:paragraph-rsid="0059e4bb" style:font-size-asian="9pt" style:font-size-complex="9pt"/>
    </style:style>
    <style:style style:name="P28" style:family="paragraph" style:parent-style-name="Table_20_Contents">
      <style:text-properties fo:font-size="9pt" officeooo:rsid="001ec882" officeooo:paragraph-rsid="00340f00" style:font-size-asian="9pt" style:font-size-complex="9pt"/>
    </style:style>
    <style:style style:name="P29" style:family="paragraph" style:parent-style-name="Table_20_Contents">
      <style:text-properties fo:font-size="9pt" officeooo:rsid="004a6716" officeooo:paragraph-rsid="003c673e" style:font-size-asian="9pt" style:font-size-complex="9pt"/>
    </style:style>
    <style:style style:name="P30" style:family="paragraph" style:parent-style-name="Table_20_Contents">
      <style:text-properties fo:font-size="9pt" officeooo:rsid="01c11dca" officeooo:paragraph-rsid="00340f00" style:font-size-asian="9pt" style:font-size-complex="9pt"/>
    </style:style>
    <style:style style:name="P31" style:family="paragraph" style:parent-style-name="Table_20_Contents">
      <style:text-properties fo:font-size="9pt" officeooo:rsid="001fb0b4" officeooo:paragraph-rsid="00340f00" style:font-size-asian="9pt" style:font-size-complex="9pt"/>
    </style:style>
    <style:style style:name="P32" style:family="paragraph" style:parent-style-name="Table_20_Contents">
      <style:text-properties fo:font-size="9pt" officeooo:rsid="004102c2" officeooo:paragraph-rsid="004102c2" style:font-size-asian="9pt" style:font-size-complex="9pt"/>
    </style:style>
    <style:style style:name="P33" style:family="paragraph" style:parent-style-name="Table_20_Contents">
      <style:text-properties fo:font-size="9pt" officeooo:rsid="00216986" officeooo:paragraph-rsid="00340f00" style:font-size-asian="9pt" style:font-size-complex="9pt"/>
    </style:style>
    <style:style style:name="P34" style:family="paragraph" style:parent-style-name="Table_20_Contents">
      <style:text-properties fo:font-size="9pt" officeooo:rsid="0054cb99" officeooo:paragraph-rsid="0054cb99" style:font-size-asian="9pt" style:font-size-complex="9pt"/>
    </style:style>
    <style:style style:name="P35" style:family="paragraph" style:parent-style-name="Table_20_Contents">
      <style:text-properties fo:font-size="9pt" officeooo:rsid="01c11dca" officeooo:paragraph-rsid="00340f00" fo:background-color="#33ff99" style:font-size-asian="9pt" style:font-size-complex="9pt"/>
    </style:style>
    <style:style style:name="P36" style:family="paragraph" style:parent-style-name="Table_20_Contents">
      <style:text-properties fo:font-size="9pt" officeooo:rsid="004a6716" officeooo:paragraph-rsid="004a6716" fo:background-color="#33ff99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9pt" fo:font-weight="normal" officeooo:rsid="004a6716" officeooo:paragraph-rsid="004a6716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9pt" fo:font-weight="normal" officeooo:rsid="01c11dca" officeooo:paragraph-rsid="00340f00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9pt" fo:font-weight="normal" officeooo:rsid="004a1673" officeooo:paragraph-rsid="004a1673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9pt" fo:font-weight="bold" officeooo:rsid="001ec882" officeooo:paragraph-rsid="00340f00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9pt" fo:font-weight="bold" officeooo:rsid="01c11dca" officeooo:paragraph-rsid="00340f00" style:font-size-asian="9pt" style:font-weight-asian="bold" style:font-size-complex="9pt" style:font-weight-complex="bold"/>
    </style:style>
    <style:style style:name="T1" style:family="text">
      <style:text-properties officeooo:rsid="00216986"/>
    </style:style>
    <style:style style:name="T2" style:family="text">
      <style:text-properties officeooo:rsid="00369ae3"/>
    </style:style>
    <style:style style:name="T3" style:family="text">
      <style:text-properties fo:font-weight="normal" officeooo:rsid="00329059" style:font-weight-asian="normal" style:font-weight-complex="normal"/>
    </style:style>
    <style:style style:name="T4" style:family="text">
      <style:text-properties fo:font-weight="normal" officeooo:rsid="004f30cf" style:font-weight-asian="normal" style:font-weight-complex="normal"/>
    </style:style>
    <style:style style:name="T5" style:family="text">
      <style:text-properties fo:font-weight="normal" officeooo:rsid="001ec882" style:font-weight-asian="normal" style:font-weight-complex="normal"/>
    </style:style>
    <style:style style:name="T6" style:family="text">
      <style:text-properties fo:font-weight="normal" officeooo:rsid="00340f00" style:font-weight-asian="normal" style:font-weight-complex="normal"/>
    </style:style>
    <style:style style:name="T7" style:family="text">
      <style:text-properties fo:font-weight="normal" officeooo:rsid="0059e4bb" style:font-weight-asian="normal" style:font-weight-complex="normal"/>
    </style:style>
    <style:style style:name="T8" style:family="text">
      <style:text-properties officeooo:rsid="004a6716"/>
    </style:style>
    <style:style style:name="T9" style:family="text">
      <style:text-properties officeooo:rsid="004f30cf"/>
    </style:style>
    <style:style style:name="T10" style:family="text">
      <style:text-properties fo:background-color="#ffff99" loext:char-shading-value="0"/>
    </style:style>
    <style:style style:name="T11" style:family="text">
      <style:text-properties officeooo:rsid="003c673e" fo:background-color="#ffff99" loext:char-shading-value="0"/>
    </style:style>
    <style:style style:name="T12" style:family="text">
      <style:text-properties officeooo:rsid="004fd71d"/>
    </style:style>
    <style:style style:name="T13" style:family="text">
      <style:text-properties officeooo:rsid="0051d56f"/>
    </style:style>
    <style:style style:name="T14" style:family="text">
      <style:text-properties officeooo:rsid="0057da07"/>
    </style:style>
    <style:style style:name="T15" style:family="text">
      <style:text-properties officeooo:rsid="0057da07" fo:background-color="#99ff66" loext:char-shading-value="0"/>
    </style:style>
    <style:style style:name="T16" style:family="text">
      <style:text-properties fo:background-color="#99ff66" loext:char-shading-value="0"/>
    </style:style>
    <style:style style:name="T17" style:family="text">
      <style:text-properties officeooo:rsid="003c673e" fo:background-color="#99ff66" loext:char-shading-value="0"/>
    </style:style>
    <style:style style:name="T18" style:family="text">
      <style:text-properties officeooo:rsid="0057da07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582697"/>
    </style:style>
    <style:style style:name="T21" style:family="text">
      <style:text-properties officeooo:rsid="0039ad3c" fo:background-color="transparent" loext:char-shading-value="0"/>
    </style:style>
    <style:style style:name="T22" style:family="text">
      <style:text-properties officeooo:rsid="003f3b16" fo:background-color="transparent" loext:char-shading-value="0"/>
    </style:style>
    <style:style style:name="T23" style:family="text">
      <style:text-properties officeooo:rsid="0059e4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Gladiola <text:span text:style-name="T12">Feature Change/Addition</text:span></text:p>
          </table:table-cell>
          <table:table-cell table:style-name="Table1.B1" office:value-type="string">
            <text:p text:style-name="P42">Notes</text:p>
          </table:table-cell>
        </table:table-row>
        <table:table-row>
          <table:table-cell table:style-name="Table1.A2" office:value-type="string">
            <text:p text:style-name="P28">Cork/<text:span text:style-name="T2">or other</text:span> Dampening (<text:span text:style-name="T2">z and </text:span>y motors)</text:p>
          </table:table-cell>
          <table:table-cell table:style-name="Table1.B2" office:value-type="string">
            <text:p text:style-name="P29"><text:span text:style-name="T14">Using </text:span><text:span text:style-name="T15">Moon’s dampener for Y axis</text:span><text:span text:style-name="T14">, </text:span><text:span text:style-name="T18">still reviewing for Z</text:span><text:span text:style-name="T19">.</text:span></text:p>
          </table:table-cell>
        </table:table-row>
        <table:table-row>
          <table:table-cell table:style-name="Table1.A3" office:value-type="string">
            <text:p text:style-name="P28">Wipe Fail Detect </text:p>
          </table:table-cell>
          <table:table-cell table:style-name="Table1.B3" office:value-type="string">
            <text:p text:style-name="P30"><text:span text:style-name="T16">Completed</text:span> and <text:span text:style-name="T10">need </text:span><text:span text:style-name="T11">further</text:span><text:span text:style-name="T10"> test</text:span><text:span text:style-name="T11">ing</text:span></text:p>
          </table:table-cell>
        </table:table-row>
        <table:table-row>
          <table:table-cell table:style-name="Table1.A4" office:value-type="string">
            <text:p text:style-name="P28">Thermal Runaway</text:p>
          </table:table-cell>
          <table:table-cell table:style-name="Table1.B4" office:value-type="string">
            <text:p text:style-name="P30"><text:span text:style-name="T16">Completed</text:span> and <text:span text:style-name="T10">need </text:span><text:span text:style-name="T11">further testing</text:span></text:p>
          </table:table-cell>
        </table:table-row>
        <table:table-row>
          <table:table-cell table:style-name="Table1.A5" office:value-type="string">
            <text:p text:style-name="P31">Moons Motors</text:p>
          </table:table-cell>
          <table:table-cell table:style-name="Table1.B5" office:value-type="string">
            <text:p text:style-name="P35"><text:span text:style-name="T16">Buil</text:span><text:span text:style-name="T17">t up and testing with motors. <text:s/>Motors on BOM</text:span></text:p>
          </table:table-cell>
        </table:table-row>
        <table:table-row table:style-name="Table1.6">
          <table:table-cell table:style-name="Table1.A6" office:value-type="string">
            <text:p text:style-name="P17">Add fan guard inside of case on back side of fan to protect wiring captures and external ingress ease</text:p>
          </table:table-cell>
          <table:table-cell table:style-name="Table1.B6" office:value-type="string">
            <text:p text:style-name="P32"/>
          </table:table-cell>
        </table:table-row>
        <table:table-row table:style-name="Table1.7">
          <table:table-cell table:style-name="Table1.A9" office:value-type="string">
            <text:p text:style-name="P24"><text:span text:style-name="T5">Cable Chain Modifications/</text:span><text:span text:style-name="T6">wiring improvements</text:span></text:p>
            <text:p text:style-name="P24"><text:span text:style-name="T3"><text:s text:c="3"/>- </text:span>Add ferrules to all power carrying wires and all wires connected to screw terminals.<text:span text:style-name="T3"> </text:span></text:p>
            <text:p text:style-name="P25"><text:span text:style-name="T3"><text:s text:c="3"/>- Widen e-chains to maximum width available </text:span><text:span text:style-name="T4">s</text:span><text:span text:style-name="T3">ame height and radius in place today</text:span></text:p>
            <text:p text:style-name="P25"><text:span text:style-name="T3"><text:s text:c="3"/>- Change all wires in cable chains to wiring rated for continuous bend applications</text:span></text:p>
            <text:p text:style-name="P24"><text:span text:style-name="T3"><text:s text:c="3"/>- </text:span><text:span text:style-name="T7">C</text:span><text:span text:style-name="T3">orrect wiring layout inside of the control box to address excessive wire bends, spiraling of wires, no service </text:span><text:span text:style-name="T7">l</text:span><text:span text:style-name="T3">oops</text:span></text:p>
          </table:table-cell>
          <table:table-cell table:style-name="Table1.B9" office:value-type="string">
            <text:p text:style-name="P37">Design Review held, prints <text:span text:style-name="T19">out for quote and prototype</text:span></text:p>
          </table:table-cell>
        </table:table-row>
        <table:table-row table:style-name="Table1.7">
          <table:table-cell table:style-name="Table1.A9" office:value-type="string">
            <text:p text:style-name="P18">Sheet Metal<text:span text:style-name="T1"> <text:s text:c="3"/></text:span></text:p>
            <text:p text:style-name="P18"><text:span text:style-name="T1"><text:s text:c="5"/>- Power entry module opening </text:span>need to <text:span text:style-name="T1">account for powder coat thickness and over</text:span></text:p>
            <text:p text:style-name="P18"><text:span text:style-name="T1"><text:s text:c="8"/>spray in the region.</text:span></text:p>
            <text:p text:style-name="P18"><text:s text:c="5"/>- Bed Plate – modified outline to accommodate safety warning etching, modified for <text:s/>cable chain attachment <text:span text:style-name="T23">and powder coating</text:span></text:p>
            <text:p text:style-name="P18"><text:s text:c="5"/>- Bottom chassis – modified to accommodate cable chain attachment</text:p>
          </table:table-cell>
          <table:table-cell table:style-name="Table1.B9" office:value-type="string">
            <text:p text:style-name="P37">Completed and <text:span text:style-name="T19">out for quoting/prototyping</text:span></text:p>
          </table:table-cell>
        </table:table-row>
        <table:table-row table:style-name="Table1.7">
          <table:table-cell table:style-name="Table1.A9" office:value-type="string">
            <text:p text:style-name="P17"><text:span text:style-name="T21">Pelonis Fans, </text:span><text:span text:style-name="T22">extruder and case fan</text:span></text:p>
          </table:table-cell>
          <table:table-cell table:style-name="Table1.B9" office:value-type="string">
            <text:p text:style-name="P37">So far current low speed fan is looking good. <text:s/>Testing thermal performance of z <text:s/>chip to verify</text:p>
          </table:table-cell>
        </table:table-row>
        <table:table-row table:style-name="Table1.7">
          <table:table-cell table:style-name="Table1.A10" office:value-type="string">
            <text:p text:style-name="P20">Tool head Mods</text:p>
          </table:table-cell>
          <table:table-cell table:style-name="Table1.B10" office:value-type="string">
            <text:p text:style-name="P38">Improved coupling of the head to the x axis carriage, <text:span text:style-name="T9">modified printed components</text:span></text:p>
          </table:table-cell>
        </table:table-row>
        <table:table-row table:style-name="Table1.7">
          <table:table-cell table:style-name="Table1.A11" office:value-type="string">
            <text:p text:style-name="P21"><text:span text:style-name="T20">Plastic Components that are being modified or considering modified</text:span>:</text:p>
            <text:p text:style-name="P21"><text:s text:c="4"/><text:span text:style-name="T20">Belt Mount strengthened</text:span></text:p>
            <text:p text:style-name="P21"><text:s text:c="4"/><text:span text:style-name="T20">Bearing holders on bed to add strain relief</text:span></text:p>
            <text:p text:style-name="P18"><text:s text:c="4"/>Bed corners to match taz 6 and possibly other materials</text:p>
            <text:p text:style-name="P19"><text:s text:c="4"/><text:span text:style-name="T23">Spool Mount - Spool mount v1.3, Mini- 50 NC's- propose extending mount tip 5mm to</text:span></text:p>
            <text:p text:style-name="P22"><text:s text:c="4"/>improve fit up clearance.</text:p>
            <text:p text:style-name="P19"><text:s text:c="4"/><text:span text:style-name="T23">U</text:span>pper and lower chassis strain relief</text:p>
            <text:p text:style-name="P19"><text:s text:c="4"/><text:span text:style-name="T23">X</text:span> end motor</text:p>
            <text:p text:style-name="P19"><text:s text:c="4"/><text:span text:style-name="T23">P</text:span>ossibly lower z’s if we do dampeners</text:p>
            <text:p text:style-name="P19"><text:span text:style-name="T23"><text:s text:c="4"/>E</text:span>xtruder body and toolhead brace if toolhead</text:p>
            <text:p text:style-name="P19"><text:span text:style-name="T23"><text:s text:c="4"/>U</text:span>pper x bearing holder</text:p>
            <text:p text:style-name="P19"><text:span text:style-name="T23"><text:s text:c="4"/>W</text:span>iper mount to TAZ6 version</text:p>
          </table:table-cell>
          <table:table-cell table:style-name="Table1.B11" office:value-type="string">
            <text:p text:style-name="P39"/>
          </table:table-cell>
        </table:table-row>
        <table:table-row table:style-name="Table1.7">
          <table:table-cell table:style-name="Table1.A12" office:value-type="string">
            <text:p text:style-name="P23"><text:span text:style-name="T8">Evaluate </text:span>Alternative Materials for components</text:p>
          </table:table-cell>
          <table:table-cell table:style-name="Table1.B12" office:value-type="string">
            <text:p text:style-name="P40">PCTPE Gears, <text:span text:style-name="T8">Cheetah Handle(possibly)</text:span></text:p>
          </table:table-cell>
        </table:table-row>
        <table:table-row>
          <table:table-cell table:style-name="Table1.A14" office:value-type="string">
            <text:p text:style-name="P26"><text:s text:c="5"/>PP-GP0175 Y Idler mount, v1.3, Mini- RMA's and production parts show split </text:p>
            <text:p text:style-name="P26"><text:s text:c="5"/>parts, Change M8 FHS to a M8 BHCS, change screw head recess to accept the </text:p>
            <text:p text:style-name="P26"><text:s text:c="5"/>BHCS</text:p>
          </table:table-cell>
          <table:table-cell table:style-name="Table1.B13" office:value-type="string">
            <text:p text:style-name="P33"/>
          </table:table-cell>
        </table:table-row>
        <table:table-row>
          <table:table-cell table:style-name="Table1.A14" office:value-type="string">
            <text:p text:style-name="P27"><text:span text:style-name="T23">Hardware:</text:span></text:p>
            <text:p text:style-name="P27"><text:s text:c="4"/>Black Oxide hardware- lacking oil protection- suggest dry finish <text:s/></text:p>
            <text:p text:style-name="P27"><text:s text:c="4"/>Propose increasing the screw length used to secure PP-GP0173 to PP-GP0171 as it only gives 1 to 2 threads engagement</text:p>
          </table:table-cell>
          <table:table-cell table:style-name="Table1.B14" office:value-type="string">
            <text:p text:style-name="P34">Evaluating Options</text:p>
          </table:table-cell>
        </table:table-row>
        <table:table-row>
          <table:table-cell table:style-name="Table1.A15" office:value-type="string">
            <text:p text:style-name="P26"><text:s text:c="5"/>Remove or actually use the Z axis over travel switch </text:p>
          </table:table-cell>
          <table:table-cell table:style-name="Table1.B15" office:value-type="string">
            <text:p text:style-name="P36"><text:span text:style-name="T23">R</text:span>emovin<text:span text:style-name="T23">g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402in" fo:margin-bottom="0.5402in" fo:margin-left="0.7in" fo:margin-right="0.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2-05T07:00:18.320818954</meta:creation-date>
    <dc:date>2016-05-11T07:47:40.930813347</dc:date>
    <meta:editing-duration>P10DT13H8M15S</meta:editing-duration>
    <meta:editing-cycles>29</meta:editing-cycles>
    <meta:generator>LibreOffice/5.1.0.3$Linux_X86_64 LibreOffice_project/5e3e00a007d9b3b6efb6797a8b8e57b51ab1f737</meta:generator>
    <meta:print-date>2016-05-02T11:11:03.306173661</meta:print-date>
    <meta:document-statistic meta:table-count="1" meta:image-count="0" meta:object-count="0" meta:page-count="2" meta:paragraph-count="50" meta:word-count="394" meta:character-count="2517" meta:non-whitespace-character-count="2049"/>
  </office:meta>
</office:document-meta>
</file>